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3303de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2239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74f5a" officeooo:paragraph-rsid="00374f5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9cdb3" officeooo:paragraph-rsid="0029cdb3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13b77" officeooo:paragraph-rsid="00213b77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P4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paragraph-rsid="003303d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03c15" officeooo:paragraph-rsid="00403c15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403c1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9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tyle="normal" officeooo:rsid="003a906d" style:font-style-asian="normal" style:font-style-complex="normal"/>
    </style:style>
    <style:style style:name="T4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6" style:family="text">
      <style:text-properties style:font-name="Candara" fo:font-style="italic" style:font-style-asian="italic" style:font-style-complex="italic"/>
    </style:style>
    <style:style style:name="T7" style:family="text">
      <style:text-properties officeooo:rsid="00100c89"/>
    </style:style>
    <style:style style:name="T8" style:family="text">
      <style:text-properties officeooo:rsid="00122399"/>
    </style:style>
    <style:style style:name="T9" style:family="text">
      <style:text-properties officeooo:rsid="0013e67a"/>
    </style:style>
    <style:style style:name="T10" style:family="text">
      <style:text-properties officeooo:rsid="00183fb3"/>
    </style:style>
    <style:style style:name="T11" style:family="text">
      <style:text-properties officeooo:rsid="0019740b"/>
    </style:style>
    <style:style style:name="T12" style:family="text">
      <style:text-properties officeooo:rsid="001a4705"/>
    </style:style>
    <style:style style:name="T13" style:family="text">
      <style:text-properties officeooo:rsid="001bf3e7"/>
    </style:style>
    <style:style style:name="T14" style:family="text">
      <style:text-properties officeooo:rsid="0020323c"/>
    </style:style>
    <style:style style:name="T15" style:family="text">
      <style:text-properties officeooo:rsid="0026fe74"/>
    </style:style>
    <style:style style:name="T16" style:family="text">
      <style:text-properties officeooo:rsid="00286734"/>
    </style:style>
    <style:style style:name="T17" style:family="text">
      <style:text-properties officeooo:rsid="00291dd5"/>
    </style:style>
    <style:style style:name="T18" style:family="text">
      <style:text-properties officeooo:rsid="002d1431"/>
    </style:style>
    <style:style style:name="T19" style:family="text">
      <style:text-properties officeooo:rsid="003100d5"/>
    </style:style>
    <style:style style:name="T20" style:family="text">
      <style:text-properties officeooo:rsid="00323d47"/>
    </style:style>
    <style:style style:name="T21" style:family="text">
      <style:text-properties officeooo:rsid="003303de"/>
    </style:style>
    <style:style style:name="T22" style:family="text">
      <style:text-properties officeooo:rsid="003562d4"/>
    </style:style>
    <style:style style:name="T23" style:family="text">
      <style:text-properties officeooo:rsid="00374f5a"/>
    </style:style>
    <style:style style:name="T24" style:family="text">
      <style:text-properties officeooo:rsid="00394e38"/>
    </style:style>
    <style:style style:name="T25" style:family="text">
      <style:text-properties style:text-position="super 58%" officeooo:rsid="003303de"/>
    </style:style>
    <style:style style:name="T26" style:family="text">
      <style:text-properties officeooo:rsid="003a906d"/>
    </style:style>
    <style:style style:name="T27" style:family="text">
      <style:text-properties fo:color="#000080" style:font-name="Alfios" fo:font-size="10pt" fo:language="en" fo:country="US" fo:font-style="normal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8" style:family="text">
      <style:text-properties officeooo:rsid="00403c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6">Mobile Phone</text:p>
          </table:table-cell>
          <table:table-cell table:style-name="Table1.B1" office:value-type="string">
            <text:p text:style-name="P35">+55 19 999 378 335</text:p>
          </table:table-cell>
        </table:table-row>
        <table:table-row table:style-name="Table1.1">
          <table:table-cell table:style-name="Table1.A1" office:value-type="string">
            <text:p text:style-name="P36">E-mail/<text:span text:style-name="T26">Google Hangout</text:span></text:p>
          </table:table-cell>
          <table:table-cell table:style-name="Table1.B1" office:value-type="string">
            <text:p text:style-name="P29"><text:a xlink:type="simple" xlink:href="mailto:russoz@gmail.com" text:style-name="Internet_20_link" text:visited-style-name="Visited_20_Internet_20_Link"><text:span text:style-name="T4">russoz@gmail.com</text:span></text:a></text:p>
          </table:table-cell>
        </table:table-row>
        <table:table-row table:style-name="Table1.1">
          <table:table-cell table:style-name="Table1.A1" office:value-type="string">
            <text:p text:style-name="P37">Facebook</text:p>
          </table:table-cell>
          <table:table-cell table:style-name="Table1.B1" office:value-type="string">
            <text:p text:style-name="P41"><text:a xlink:type="simple" xlink:href="https://www.facebook.com/alexei.znamensky" text:style-name="Internet_20_link" text:visited-style-name="Visited_20_Internet_20_Link"><text:span text:style-name="T3">https://www.facebook.com/alexei.znamensky</text:span></text:a></text:p>
          </table:table-cell>
        </table:table-row>
        <table:table-row table:style-name="Table1.5">
          <table:table-cell table:style-name="Table1.A5" office:value-type="string">
            <text:p text:style-name="P43">LinkedIn</text:p>
          </table:table-cell>
          <table:table-cell table:style-name="Table1.B5" office:value-type="string">
            <text:p text:style-name="P42"><text:a xlink:type="simple" xlink:href="http://goo.gl/PKELl" text:style-name="Internet_20_link" text:visited-style-name="Visited_20_Internet_20_Link"><text:span text:style-name="T27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6">System Administration</text:p>
          </table:table-cell>
          <table:table-cell table:style-name="Table1.B1" office:value-type="string">
            <text:p text:style-name="P55">Automated server management using chef, experience with AWS management, </text:p>
            <text:p text:style-name="P54">Experience assessing and tuning performance</text:p>
            <text:p text:style-name="P32">Experience in Unix/Linux administration since 1995</text:p>
            <text:p text:style-name="P54">Experience installing, configuring, <text:span text:style-name="T22">programming</text:span> and managing <text:span text:style-name="T28">Java application servers</text:span></text:p>
          </table:table-cell>
        </table:table-row>
        <table:table-row table:style-name="Table1.1">
          <table:table-cell table:style-name="Table1.A1" office:value-type="string">
            <text:p text:style-name="P38">Development</text:p>
          </table:table-cell>
          <table:table-cell table:style-name="Table1.B1" office:value-type="string">
            <text:p text:style-name="P5"><text:span text:style-name="T10">E</text:span>xperience with Java Enterprise platform <text:span text:style-name="T10">since 2000, also in Perl, Python, bash, some PHP and some groovy, among others.</text:span></text:p>
          </table:table-cell>
        </table:table-row>
        <table:table-row table:style-name="Table1.1">
          <table:table-cell table:style-name="Table1.A1" office:value-type="string">
            <text:p text:style-name="P36">Management</text:p>
          </table:table-cell>
          <table:table-cell table:style-name="Table1.B1" office:value-type="string">
            <text:p text:style-name="P31">Proven capacity for leadership and team working</text:p>
            <text:p text:style-name="P32">Conflict Management/<text:span text:style-name="T21">Motivation/Inspiring</text:span></text:p>
          </table:table-cell>
        </table:table-row>
        <table:table-row table:style-name="Table1.1">
          <table:table-cell table:style-name="Table1.A1" office:value-type="string">
            <text:p text:style-name="P36">Training</text:p>
          </table:table-cell>
          <table:table-cell table:style-name="Table1.B1" office:value-type="string">
            <text:p text:style-name="P33"><text:span text:style-name="T11">E</text:span>xperience in <text:span text:style-name="T12">teaching</text:span> <text:span text:style-name="T11">technical courses since 1998</text:span></text:p>
            <text:p text:style-name="P33">Main courses taught: <text:span text:style-name="T2">IBM WAS </text:span>v4/v5/v6, Java, Linux, <text:span text:style-name="T13">Unix</text:span></text:p>
            <text:p text:style-name="P31">Development of <text:span text:style-name="T2">training</text:span> material<text:span text:style-name="T2">s</text:span></text:p>
          </table:table-cell>
        </table:table-row>
        <table:table-row table:style-name="Table1.1">
          <table:table-cell table:style-name="Table1.A1" office:value-type="string">
            <text:p text:style-name="P36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31">Spanish: Intermediate (reading, <text:span text:style-name="T1">writing, </text:span>speaking)</text:p>
            <text:p text:style-name="P31">German: Beginner (reading, speaking)</text:p>
            <text:p text:style-name="P31">French: Beginner (reading)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Experience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11">Movile</text:p>
            <text:p text:style-name="P47">Reliability Manager</text:p>
            <text:p text:style-name="P48">Campinas, Brazil (May/2016 - current)</text:p>
            <text:p text:style-name="P47">Buenos Aires, Argentina (Jun/2014 – <text:span text:style-name="T23">May/2016</text:span>)</text:p>
            <text:p text:style-name="P45"/>
            <text:p text:style-name="P45"/>
            <text:p text:style-name="P45"/>
            <text:p text:style-name="P45"/>
            <text:p text:style-name="P45">Production Support Manager</text:p>
            <text:p text:style-name="P12">Campinas, <text:span text:style-name="T23">Brazil</text:span> (Oct/2012 – <text:span text:style-name="T20">Jun/2014</text:span>)</text:p>
          </table:table-cell>
          <table:table-cell table:style-name="Table1.B1" office:value-type="string">
            <text:p text:style-name="P56">Responsible <text:span text:style-name="T21">for the Reliability area, leveraging tools like jenkins, chef, opsgenie, to sustain a 150 million transactions/day operation, 24x7x365. Implemented alarms remediation, and improved response times for 2</text:span><text:span text:style-name="T25">nd</text:span><text:span text:style-name="T21"> level teams using better notification tools and processes.</text:span></text:p>
            <text:p text:style-name="P23"/>
            <text:p text:style-name="P24">Interaction with other areas, including Business, Development &amp; <text:span text:style-name="T19">S</text:span>upport teams in other countries, as well as clients and service providers.</text:p>
          </table:table-cell>
        </table:table-row>
        <text:soft-page-break/>
        <table:table-row table:style-name="Table1.1">
          <table:table-cell table:style-name="Table1.A1" office:value-type="string">
            <text:p text:style-name="P46">Production Support Manager</text:p>
            <text:p text:style-name="P13">Campinas, SP (Oct/2012 – <text:span text:style-name="T20">Jun/2014</text:span>)</text:p>
          </table:table-cell>
          <table:table-cell table:style-name="Table1.B1" office:value-type="string">
            <text:p text:style-name="P25">Responsible for the Movile's Support team, grew a 3-people team into a 24x7 operation. Automated many workflows, created and destroyed a number of processes for the team. Reinvented the team a couple of times, interviewed some hundreds of people.</text:p>
            <text:p text:style-name="P25"/>
            <text:p text:style-name="P26">Implemented SLA models and agile patterns like Kanban.</text:p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45">Senior IT Specialist</text:p>
            <text:p text:style-name="P14">São Paulo, SP (Mar/2011 – Sep/2012)</text:p>
          </table:table-cell>
          <table:table-cell table:style-name="Table1.B1" office:value-type="string">
            <text:p text:style-name="P18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Cognizant Tech Solutions</text:p>
            <text:p text:style-name="P15">Senior Support Analyst</text:p>
            <text:p text:style-name="P12">São Paulo, SP (Nov/2009 – Mar/2011)</text:p>
          </table:table-cell>
          <table:table-cell table:style-name="Table1.B1" office:value-type="string">
            <text:p text:style-name="P19"><text:span text:style-name="T17">A</text:span>llocated full-time at Avon Cosmetics Brazil.</text:p>
            <text:p text:style-name="P19"><text:span text:style-name="T17">IBM WAS A</text:span>dministrator <text:span text:style-name="T24">multi-</text:span>platforms <text:span text:style-name="T24">(except z/OS), providing support for development teams in 3 continents. Did some Linux and AIX administration, using server configuration automation.</text:span>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45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<text:span text:style-name="T14">H</text:span>ave worked in a handful different projects, <text:span text:style-name="T24">eventually leading the administration team in some of them, maintaining, </text:span>building and deploying J2EE applications, <text:span text:style-name="T24">providing </text:span>level 3 &amp; 4 support for <text:span text:style-name="T24">IBM off-shore projects using IBM WAS</text:span> v5.x &amp; v6.x, Portal Server v6.x, <text:span text:style-name="T24">playing along with </text:span>teams in Brazil, USA, India and Europe.</text:p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11">Elosoft Informática LTDA</text:p>
            <text:p text:style-name="P45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MDA technology.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Instituto Brasileiro de</text:p>
            <text:p text:style-name="P10">Tecnologia Avançada (IBTA)</text:p>
            <text:p text:style-name="P45">Training Program Manager</text:p>
            <text:p text:style-name="P14">São Paulo, SP (Dec/2001 – May/2004)</text:p>
          </table:table-cell>
          <table:table-cell table:style-name="Table1.B1" office:value-type="string">
            <text:p text:style-name="P20"><text:span text:style-name="T18">R</text:span>esponsible for Linux, Java and e-business training areas, taking care of technical, logistics and financial aspects. Assisted achieving partnerships with big players of the market, including Sun and IBM.</text:p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1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1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1">Luz Engenharia Financeira</text:p>
            <text:p text:style-name="P45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 <text:span text:style-name="T24">using Delphi.</text:span></text:p>
          </table:table-cell>
        </table:table-row>
        <table:table-row table:style-name="Table1.1">
          <table:table-cell table:style-name="Table1.A1" office:value-type="string">
            <text:p text:style-name="P11">Laboratório de Sistemas</text:p>
            <text:p text:style-name="P10">Integráveis (LSI-EPUSP)</text:p>
            <text:p text:style-name="P45">System Administrator</text:p>
            <text:p text:style-name="P14">São Paulo, SP (Fev/1994 – Out/1999)</text:p>
          </table:table-cell>
          <table:table-cell table:style-name="Table1.B1" office:value-type="string">
            <text:p text:style-name="P18"><text:span text:style-name="T15">Systems, Networking &amp; Security Administrator, working with </text:span>Solaris, IRIX, Linux and AIX</text:p>
            <text:p text:style-name="P17">Unix Teacher</text:p>
            <text:p text:style-name="P17">Intern – Parallel Computing <text:span text:style-name="T16">D</text:span>evelopment</text:p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2"/>
            <text:p text:style-name="P32"/>
            <text:p text:style-name="P32"/>
          </table:table-cell>
        </table:table-row>
        <text:soft-page-break/>
        <table:table-row table:style-name="Table1.1">
          <table:table-cell table:style-name="Table1.A29" office:value-type="string">
            <text:p text:style-name="P9">Communities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29" office:value-type="string">
            <text:p text:style-name="P49">São Paulo Perl Mongers</text:p>
            <text:p text:style-name="P16"><text:a xlink:type="simple" xlink:href="http://sao-paulo.pm.org/" text:style-name="Internet_20_link" text:visited-style-name="Visited_20_Internet_20_Link"><text:span text:style-name="T6">http://sao-paulo.pm.org/</text:span></text:a></text:p>
            <text:p text:style-name="P14">São Paulo, SP (<text:span text:style-name="T9">since </text:span>May/2008)</text:p>
          </table:table-cell>
          <table:table-cell table:style-name="Table1.A1" office:value-type="string">
            <text:p text:style-name="P21"><text:span text:style-name="T8">Group l</text:span>eader <text:span text:style-name="T8">(</text:span>May/2011 –<text:span text:style-name="T8"> </text:span>Feb/2013<text:span text:style-name="T8">)</text:span></text:p>
            <text:p text:style-name="P21">Active member of the mailing list</text:p>
            <text:p text:style-name="P18">Author of a number of Perl modules, at <text:span text:style-name="T28">http://</text:span>metacpan.org/author/RUSSOZ</text:p>
          </table:table-cell>
        </table:table-row>
        <table:table-row table:style-name="Table1.1">
          <table:table-cell table:style-name="Table1.A29" office:value-type="string">
            <text:p text:style-name="P11">Sociedade de Usuários Java (SouJava)</text:p>
            <text:p text:style-name="P30"><text:a xlink:type="simple" xlink:href="http://www.soujava.org.br/" text:style-name="Internet_20_link" text:visited-style-name="Visited_20_Internet_20_Link"><text:span text:style-name="Internet_20_link"><text:span text:style-name="T5">http://www.soujava.org.br/</text:span></text:span></text:a></text:p>
            <text:p text:style-name="P14">São Paulo, SP (<text:span text:style-name="T9">since </text:span>Out/1998)</text:p>
          </table:table-cell>
          <table:table-cell table:style-name="Table1.A1" office:value-type="string">
            <text:p text:style-name="P22">Organization <text:span text:style-name="T7">(Oct/1998 – Jul/2002)</text:span></text:p>
            <text:p text:style-name="P18">Administration and support on events.</text:p>
            <text:p text:style-name="P17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32">IBM Certified System Administrator – WAS ND 6.0</text:p>
            <text:p text:style-name="P50"><text:s text:c="2"/>on November, 29th 2005</text:p>
            <text:p text:style-name="P31">Application Dev. with IBM WebSphere Studio, V5.0</text:p>
            <text:p text:style-name="P31"><text:s text:c="2"/>on March, 18th 2004</text:p>
            <text:p text:style-name="P31">Sun Certified Web Component Dev. for J2EE 1.3</text:p>
            <text:p text:style-name="P44"><text:s text:c="2"/>on March, 19th 2004</text:p>
            <text:p text:style-name="P31">Sun Certified Java Programmer for Java 1.4</text:p>
            <text:p text:style-name="P44"><text:s text:c="2"/>on July, 31st 2003</text:p>
            <text:p text:style-name="P31">Linux Professional Institute Certification Level 2</text:p>
            <text:p text:style-name="P44"><text:s text:c="2"/>on June 30th 2003 (LPI000022682, 97fgfk3m5a)</text:p>
            <text:p text:style-name="P31">Linux Professional Institute Certification Level 1</text:p>
            <text:p text:style-name="P44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6">Graduated</text:p>
            <text:p text:style-name="P36">Dec 2009</text:p>
          </table:table-cell>
          <table:table-cell table:style-name="Table1.B1" office:value-type="string">
            <text:p text:style-name="P32">Gestão de Negócios na Pequena e Média Empresa</text:p>
            <text:p text:style-name="P31">(Business Management in Small and Medium Enterprises)</text:p>
            <text:p text:style-name="P31">Universidade Anhembi-Morumbi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36">Not completed</text:p>
          </table:table-cell>
          <table:table-cell table:style-name="Table1.B1" office:value-type="string">
            <text:p text:style-name="P6">Ciência da Computação (BsC Computer Sciences)</text:p>
            <text:p text:style-name="P31">Instituto de Matemática e Estatística da USP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36">High School</text:p>
            <text:p text:style-name="P36">Dec 1992</text:p>
          </table:table-cell>
          <table:table-cell table:style-name="Table1.B1" office:value-type="string">
            <text:p text:style-name="P7">Colégio Marista de Brasília, </text:p>
            <text:p text:style-name="P34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3T19:02:47.832755730</dc:date>
    <meta:editing-cycles>81</meta:editing-cycles>
    <meta:editing-duration>P1DT10H58M42S</meta:editing-duration>
    <meta:generator>LibreOffice/5.0.3.2$Linux_X86_64 LibreOffice_project/00m0$Build-2</meta:generator>
    <meta:document-statistic meta:table-count="1" meta:image-count="0" meta:object-count="0" meta:page-count="3" meta:paragraph-count="129" meta:word-count="739" meta:character-count="5498" meta:non-whitespace-character-count="4858"/>
    <meta:user-defined meta:name="Info 1"/>
    <meta:user-defined meta:name="Info 2"/>
    <meta:user-defined meta:name="Info 3"/>
    <meta:user-defined meta:name="Info 4"/>
  </office:meta>
</office:document-meta>
</file>